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eb2" officeooo:paragraph-rsid="001bbeb2"/>
    </style:style>
    <style:style style:name="P2" style:family="paragraph" style:parent-style-name="Standard">
      <style:text-properties officeooo:rsid="001bbeb2" officeooo:paragraph-rsid="001d178a"/>
    </style:style>
    <style:style style:name="T1" style:family="text">
      <style:text-properties officeooo:rsid="001d1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update</text:p>
      <text:p text:style-name="P1"/>
      <text:p text:style-name="P1">sudo apt install apache2</text:p>
      <text:p text:style-name="P1"/>
      <text:p text:style-name="P1">sudo systemctl enable apache2.service</text:p>
      <text:p text:style-name="P1"/>
      <text:p text:style-name="P1">sudo apt-get install mysql-server</text:p>
      <text:p text:style-name="P1"/>
      <text:p text:style-name="P1">sudo apt install php libapache2-mod-php php-common php-mbstring php-xmlrpc php-soap php-gd php-xml php-intl php-mysql php-cli php-zip php-curl</text:p>
      <text:p text:style-name="P1"/>
      <text:p text:style-name="P1">sudo apt-get install phpmyadmin</text:p>
      <text:p text:style-name="P1"/>
      <text:p text:style-name="P1">sudo phpenmod mcrypt</text:p>
      <text:p text:style-name="P1"/>
      <text:p text:style-name="P1">sudo phpenmod mbstring</text:p>
      <text:p text:style-name="P1"/>
      <text:p text:style-name="P1">sudo ln -s /etc/phpmyadmin/apache.conf /etc/apache2/conf-available/phpmyadmin.conf</text:p>
      <text:p text:style-name="P1"/>
      <text:p text:style-name="P1">sudo a2enconf phpmyadmin</text:p>
      <text:p text:style-name="P1"/>
      <text:p text:style-name="P1"/>
      <text:p text:style-name="P1">sudo systemctl restart apache2</text:p>
      <text:p text:style-name="P1"/>
      <text:p text:style-name="P1">sudo apt-get install openjdk-8-jdk</text:p>
      <text:p text:style-name="P1"/>
      <text:p text:style-name="P1">sudo apt-get install ns2</text:p>
      <text:p text:style-name="P1"/>
      <text:p text:style-name="P1">sudo apt-get install nam</text:p>
      <text:p text:style-name="P1"/>
      <text:p text:style-name="P1">sudo apt-get install xgraph</text:p>
      <text:p text:style-name="P1"/>
      <text:p text:style-name="P1">sudo apt-get install ruby</text:p>
      <text:p text:style-name="P1"/>
      <text:p text:style-name="P1">sudo apt-get install perl</text:p>
      <text:p text:style-name="P1"/>
      <text:p text:style-name="P1">sudo apt-get install tcl-dev</text:p>
      <text:p text:style-name="P1"/>
      <text:p text:style-name="P2">sudo apt-get install <text:span text:style-name="T1">flex bi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09:38:10.367590795</meta:creation-date>
    <dc:date>2022-07-30T10:15:53.085492303</dc:date>
    <meta:editing-duration>PT13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86" meta:character-count="678" meta:non-whitespace-character-count="611"/>
  </office:meta>
</office:document-meta>
</file>